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6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6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6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6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6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6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6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6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6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6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6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6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6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6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orientativo de padrino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Video Project Bootstrap</text:p>
          </table:table-cell>
          <table:table-cell table:style-name="ce16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dificar aplicacion Job Vacancy</text:p>
          </table:table-cell>
          <table:table-cell table:style-name="ce16" office:value-type="date" office:date-value="2013-10-07">
            <text:p>2013-10-07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Lectura <text:s/>“Continuous Integration”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uestionario Integracion Continua</text:p>
          </table:table-cell>
          <table:table-cell table:style-name="ce16" office:value-type="date" office:date-value="2013-10-16">
            <text:p>2013-10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table:style-name="ce15" office:value-type="string">
            <text:p>Diferencia entre los patrones Layers y Tiers</text:p>
          </table:table-cell>
          <table:table-cell table:style-name="ce16" office:value-type="date" office:date-value="2013-10-20">
            <text:p>2013-10-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4">
            <text:p>24</text:p>
          </table:table-cell>
          <table:table-cell table:style-name="ce15" office:value-type="string">
            <text:p>Atributos-de-calidad</text:p>
          </table:table-cell>
          <table:table-cell table:style-name="ce16" office:value-type="date" office:date-value="2013-10-21">
            <text:p>2013-10-2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oner nombre a Proyecto, crear proyecto en Trello, cargar Stories, Crear proyecto en Github y poner proyecto base</text:p>
          </table:table-cell>
          <table:table-cell table:style-name="ce16" office:value-type="date" office:date-value="2013-10-28">
            <text:p>2013-10-28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edactar de forma correcta las 3 stories, Condiciones de aceptacion y prototipo de pantalla</text:p>
          </table:table-cell>
          <table:table-cell table:style-name="ce16" office:value-type="date" office:date-value="2013-10-29">
            <text:p>2013-10-29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rear correspondientes Feature de las Stories</text:p>
          </table:table-cell>
          <table:table-cell table:style-name="ce16" office:value-type="date" office:date-value="2013-10-30">
            <text:p>2013-10-3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4:19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10-30T14:31:08</dc:date>
    <meta:editing-cycles>44</meta:editing-cycles>
    <meta:editing-duration>PT16H32M40S</meta:editing-duration>
    <meta:document-statistic meta:table-count="2" meta:cell-count="214" meta:object-count="0"/>
  </office:meta>
</office:document-meta>
</file>